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0E2DAEFDA62.png" manifest:media-type="image/png"/>
  <manifest:file-entry manifest:full-path="Pictures/100002010000027D000001339ABFAD9C.png" manifest:media-type="image/png"/>
  <manifest:file-entry manifest:full-path="Pictures/10000000000004EC000001001198731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5cm" text:min-label-width="0.55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cm" text:min-label-width="0.55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1.5cm" text:min-label-width="0.55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2cm" text:min-label-width="0.55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2.5cm" text:min-label-width="0.55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3cm" text:min-label-width="0.55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3.5cm" text:min-label-width="0.55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4cm" text:min-label-width="0.55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4.5cm" text:min-label-width="0.55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cm" text:min-label-width="0.55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Astronomía (Asorey)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Astronomía para poetas (2014)</text:p>
          </draw:text-box>
        </draw:frame>
        <draw:frame presentation:style-name="pr2" draw:layer="layout" svg:width="25.199cm" svg:height="14.732cm" svg:x="1.4cm" svg:y="4.318cm" presentation:class="outline" presentation:user-transformed="true">
          <draw:text-box>
            <text:list text:style-name="L2">
              <text:list-item>
                <text:p>Unidad:<text:tab/><text:tab/><text:tab/>05</text:p>
              </text:list-item>
              <text:list-item>
                <text:p>Clase:<text:tab/><text:tab/><text:tab/><text:tab/>01</text:p>
              </text:list-item>
              <text:list-item>
                <text:p>Fecha:<text:tab/><text:tab/><text:tab/>20150122J</text:p>
              </text:list-item>
              <text:list-item>
                <text:p>Contenido:<text:tab/><text:tab/>Astrobiología – 1ra parte</text:p>
              </text:list-item>
              <text:list-item>
                <text:p>Web:<text:tab/><text:tab/><text:tab/><text:tab/><text:span text:style-name="T1">http://halley.uis.edu.co/astronomia</text:span></text:p>
              </text:list-item>
              <text:list-item>
                <text:p>Archivo:<text:tab/><text:tab/><text:tab/><text:span text:style-name="T2">20150122J-HA-astrobiologia.opd</text:span></text:p>
              </text:list-item>
            </text:list>
          </draw:text-box>
        </draw:frame>
        <draw:frame draw:style-name="gr1" draw:text-style-name="P1" draw:layer="layout" svg:width="7.366cm" svg:height="3.549cm" svg:x="20.32cm" svg:y="0.769cm">
          <draw:image xlink:href="Pictures/100002010000027D000001339ABFAD9C.png" xlink:type="simple" xlink:show="embed" xlink:actuate="onLoad">
            <text:p/>
          </draw:image>
        </draw:frame>
        <draw:frame draw:style-name="gr1" draw:text-style-name="P1" draw:layer="layout" svg:width="27.999cm" svg:height="3.954cm" svg:x="-0.003cm" svg:y="16.002cm">
          <draw:image xlink:href="Pictures/1000020100000640000000E2DAEFDA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5cm" text:min-label-width="0.55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cm" text:min-label-width="0.55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1.5cm" text:min-label-width="0.55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2cm" text:min-label-width="0.55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2.5cm" text:min-label-width="0.55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3.5cm" text:min-label-width="0.55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4cm" text:min-label-width="0.55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4.5cm" text:min-label-width="0.55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cm" text:min-label-width="0.55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Calibri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svg:stroke-width="0.051cm" svg:stroke-color="#c5000b" draw:marker-start-width="0.279cm" draw:marker-end-width="0.279cm" draw:fill="none" draw:fill-color="#ffffff" draw:fill-image-width="0cm" draw:fill-image-height="0cm" draw:textarea-horizontal-align="justify" draw:shadow="hidden" draw:shadow-offset-x="0.2cm" draw:shadow-offset-y="0.2cm" draw:shadow-color="#808080"/>
      <style:text-properties fo:font-family="'Linux Libertine O'" style:font-style-name="Regular" style:font-pitch="variable"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75cm" text:min-label-width="1cm"/>
            <style:text-properties fo:font-family="StarSymbol" style:font-charset="x-symbol" fo:color="#ff950e" fo:font-size="80%"/>
          </text:list-level-style-bullet>
          <text:list-level-style-bullet text:level="2" text:bullet-char="●">
            <style:list-level-properties text:space-before="1.5cm" text:min-label-width="1cm"/>
            <style:text-properties fo:font-family="StarSymbol" style:font-charset="x-symbol" fo:color="#ff950e" fo:font-size="80%"/>
          </text:list-level-style-bullet>
          <text:list-level-style-bullet text:level="3" text:bullet-char="●">
            <style:list-level-properties text:space-before="2.25cm" text:min-label-width="1cm"/>
            <style:text-properties fo:font-family="StarSymbol" style:font-charset="x-symbol" fo:color="#ff950e" fo:font-size="80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font-charset="x-symbol" fo:color="#ff950e" fo:font-size="80%"/>
          </text:list-level-style-bullet>
          <text:list-level-style-bullet text:level="5" text:bullet-char="●">
            <style:list-level-properties text:space-before="3.75cm" text:min-label-width="1cm"/>
            <style:text-properties fo:font-family="StarSymbol" style:font-charset="x-symbol" fo:color="#ff950e" fo:font-size="80%"/>
          </text:list-level-style-bullet>
          <text:list-level-style-bullet text:level="6" text:bullet-char="●">
            <style:list-level-properties text:space-before="4.5cm" text:min-label-width="1cm"/>
            <style:text-properties fo:font-family="StarSymbol" style:font-charset="x-symbol" fo:color="#ff950e" fo:font-size="80%"/>
          </text:list-level-style-bullet>
          <text:list-level-style-bullet text:level="7" text:bullet-char="●">
            <style:list-level-properties text:space-before="5.25cm" text:min-label-width="1cm"/>
            <style:text-properties fo:font-family="StarSymbol" style:font-charset="x-symbol" fo:color="#ff950e" fo:font-size="80%"/>
          </text:list-level-style-bullet>
          <text:list-level-style-bullet text:level="8" text:bullet-char="●">
            <style:list-level-properties text:space-before="6cm" text:min-label-width="1cm"/>
            <style:text-properties fo:font-family="StarSymbol" style:font-charset="x-symbol" fo:color="#ff950e" fo:font-size="80%"/>
          </text:list-level-style-bullet>
          <text:list-level-style-bullet text:level="9" text:bullet-char="●">
            <style:list-level-properties text:space-before="6.75cm" text:min-label-width="1cm"/>
            <style:text-properties fo:font-family="StarSymbol" style:font-charset="x-symbol" fo:color="#ff950e" fo:font-size="80%"/>
          </text:list-level-style-bullet>
          <text:list-level-style-bullet text:level="10" text:bullet-char="●">
            <style:list-level-properties text:space-before="7.5cm" text:min-label-width="1cm"/>
            <style:text-properties fo:font-family="StarSymbol" style:font-charset="x-symbol" fo:color="#ff950e" fo:font-size="8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family="Calibri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family="Calibri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family="Calibri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fo:font-family="Calibri" style:font-family-generic="swiss" style:font-pitch="variable" fo:font-size="3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6cm, 0cm, 1.36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P7" style:family="paragraph">
      <style:text-properties fo:font-family="'Linux Libertine O'" style:font-pitch="variable" fo:font-size="18pt" style:font-size-asian="18pt" style:font-size-complex="18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alibri" style:font-family-generic="swiss" style:font-pitch="variable" fo:font-size="13pt" style:font-size-asian="13pt" style:font-size-complex="13pt"/>
    </style:style>
    <style:style style:name="MT3" style:family="text">
      <style:text-properties fo:font-family="Calibri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3.4cm" svg:x="0cm" svg:y="0cm">
        <draw:image xlink:href="Pictures/10000000000004EC000001001198731D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8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11.889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</text:page-count></text:span><text:span text:style-name="MT2"> 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1.647cm" svg:x="1.4cm" svg:y="0.837cm" presentation:class="title" presentation:placeholder="true">
        <draw:text-box/>
      </draw:frame>
      <draw:frame presentation:style-name="Predeterminado-outline1" draw:layer="backgroundobjects" svg:width="25.33cm" svg:height="12.18cm" svg:x="1.4cm" svg:y="3.348cm" presentation:class="outline" presentation:placeholder="true">
        <draw:text-box/>
      </draw:frame>
      <draw:frame presentation:style-name="Mpr4" draw:text-style-name="MP7" draw:layer="backgroundobjects" svg:width="4.8cm" svg:height="0.779cm" svg:x="0.678cm" svg:y="19.921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8" draw:layer="backgroundobjects" svg:width="13.8cm" svg:height="0.779cm" svg:x="7.4cm" svg:y="19.8cm" presentation:class="footer">
        <draw:text-box>
          <text:p text:style-name="MP8"><text:span text:style-name="MT3"><presentation:footer/></text:span></text:p>
        </draw:text-box>
      </draw:frame>
      <draw:frame presentation:style-name="Mpr4" draw:text-style-name="MP2" draw:layer="backgroundobjects" svg:width="4.598cm" svg:height="0.779cm" svg:x="22cm" svg:y="19.8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2DT4H34M26S</meta:editing-duration>
    <meta:editing-cycles>167</meta:editing-cycles>
    <dc:date>2015-02-13T10:22:20</dc:date>
    <dc:creator>Hernán Asorey</dc:creator>
    <meta:generator>LibreOffice/3.5$Linux_X86_64 LibreOffice_project/350m1$Build-2</meta:generator>
    <meta:document-statistic meta:object-count="39"/>
  </office:meta>
</office:document-meta>
</file>